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705072316384" calcext:value-type="float">
            <text:p>2.21705</text:p>
          </table:table-cell>
          <table:table-cell office:value-type="float" office:value="2.25386326553672" calcext:value-type="float">
            <text:p>2.25386</text:p>
          </table:table-cell>
          <table:table-cell office:value-type="float" office:value="2.95505193220339" calcext:value-type="float">
            <text:p>2.955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40785310734" calcext:value-type="float">
            <text:p>2.23441</text:p>
          </table:table-cell>
          <table:table-cell office:value-type="float" office:value="2.23396920903955" calcext:value-type="float">
            <text:p>2.23397</text:p>
          </table:table-cell>
          <table:table-cell office:value-type="float" office:value="3.05407661016949" calcext:value-type="float">
            <text:p>3.054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33103954802" calcext:value-type="float">
            <text:p>2.24533</text:p>
          </table:table-cell>
          <table:table-cell office:value-type="float" office:value="2.22707595480226" calcext:value-type="float">
            <text:p>2.22708</text:p>
          </table:table-cell>
          <table:table-cell office:value-type="float" office:value="3.03026616949153" calcext:value-type="float">
            <text:p>3.030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48789830508" calcext:value-type="float">
            <text:p>2.21149</text:p>
          </table:table-cell>
          <table:table-cell office:value-type="float" office:value="2.30169094915254" calcext:value-type="float">
            <text:p>2.30169</text:p>
          </table:table-cell>
          <table:table-cell office:value-type="float" office:value="3.14569830508475" calcext:value-type="float">
            <text:p>3.145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80307344633" calcext:value-type="float">
            <text:p>2.2858</text:p>
          </table:table-cell>
          <table:table-cell office:value-type="float" office:value="2.1545126779661" calcext:value-type="float">
            <text:p>2.15451</text:p>
          </table:table-cell>
          <table:table-cell office:value-type="float" office:value="2.80937844067797" calcext:value-type="float">
            <text:p>2.809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9005649717" calcext:value-type="float">
            <text:p>2.23049</text:p>
          </table:table-cell>
          <table:table-cell office:value-type="float" office:value="2.26752039548023" calcext:value-type="float">
            <text:p>2.26752</text:p>
          </table:table-cell>
          <table:table-cell office:value-type="float" office:value="2.96762861016949" calcext:value-type="float">
            <text:p>2.967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0609039548" calcext:value-type="float">
            <text:p>2.25206</text:p>
          </table:table-cell>
          <table:table-cell office:value-type="float" office:value="2.24210858757062" calcext:value-type="float">
            <text:p>2.24211</text:p>
          </table:table-cell>
          <table:table-cell office:value-type="float" office:value="2.86403633898305" calcext:value-type="float">
            <text:p>2.864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00795480226" calcext:value-type="float">
            <text:p>2.22301</text:p>
          </table:table-cell>
          <table:table-cell office:value-type="float" office:value="2.30356738983051" calcext:value-type="float">
            <text:p>2.30357</text:p>
          </table:table-cell>
          <table:table-cell office:value-type="float" office:value="3.14892433898305" calcext:value-type="float">
            <text:p>3.148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57292655367" calcext:value-type="float">
            <text:p>2.25457</text:p>
          </table:table-cell>
          <table:table-cell office:value-type="float" office:value="2.24628383050847" calcext:value-type="float">
            <text:p>2.24628</text:p>
          </table:table-cell>
          <table:table-cell office:value-type="float" office:value="2.99254630508475" calcext:value-type="float">
            <text:p>2.992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73127683616" calcext:value-type="float">
            <text:p>2.28973</text:p>
          </table:table-cell>
          <table:table-cell office:value-type="float" office:value="2.17614737853107" calcext:value-type="float">
            <text:p>2.17615</text:p>
          </table:table-cell>
          <table:table-cell office:value-type="float" office:value="2.82044922033898" calcext:value-type="float">
            <text:p>2.820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218097175141" calcext:value-type="float">
            <text:p>2.22218</text:p>
          </table:table-cell>
          <table:table-cell office:value-type="float" office:value="2.31453040677966" calcext:value-type="float">
            <text:p>2.31453</text:p>
          </table:table-cell>
          <table:table-cell office:value-type="float" office:value="3.19314738983051" calcext:value-type="float">
            <text:p>3.193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01563841808" calcext:value-type="float">
            <text:p>2.17602</text:p>
          </table:table-cell>
          <table:table-cell office:value-type="float" office:value="2.40830761581921" calcext:value-type="float">
            <text:p>2.40831</text:p>
          </table:table-cell>
          <table:table-cell office:value-type="float" office:value="3.17092596610169" calcext:value-type="float">
            <text:p>3.1709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84319774011" calcext:value-type="float">
            <text:p>2.28284</text:p>
          </table:table-cell>
          <table:table-cell office:value-type="float" office:value="2.19514856497175" calcext:value-type="float">
            <text:p>2.19515</text:p>
          </table:table-cell>
          <table:table-cell office:value-type="float" office:value="3.00996447457627" calcext:value-type="float">
            <text:p>3.009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08250847458" calcext:value-type="float">
            <text:p>2.24408</text:p>
          </table:table-cell>
          <table:table-cell office:value-type="float" office:value="2.27415239548023" calcext:value-type="float">
            <text:p>2.27415</text:p>
          </table:table-cell>
          <table:table-cell office:value-type="float" office:value="3.10111877966102" calcext:value-type="float">
            <text:p>3.101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56611299435" calcext:value-type="float">
            <text:p>2.25557</text:p>
          </table:table-cell>
          <table:table-cell office:value-type="float" office:value="2.25405153672316" calcext:value-type="float">
            <text:p>2.25405</text:p>
          </table:table-cell>
          <table:table-cell office:value-type="float" office:value="2.91269803389831" calcext:value-type="float">
            <text:p>2.91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25193220339" calcext:value-type="float">
            <text:p>2.26925</text:p>
          </table:table-cell>
          <table:table-cell office:value-type="float" office:value="2.22681215819209" calcext:value-type="float">
            <text:p>2.22681</text:p>
          </table:table-cell>
          <table:table-cell office:value-type="float" office:value="2.91150616949153" calcext:value-type="float">
            <text:p>2.911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26940112994" calcext:value-type="float">
            <text:p>2.27027</text:p>
          </table:table-cell>
          <table:table-cell office:value-type="float" office:value="2.2255017740113" calcext:value-type="float">
            <text:p>2.2255</text:p>
          </table:table-cell>
          <table:table-cell office:value-type="float" office:value="2.93570549152542" calcext:value-type="float">
            <text:p>2.935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5995480226" calcext:value-type="float">
            <text:p>2.2626</text:p>
          </table:table-cell>
          <table:table-cell office:value-type="float" office:value="2.24299220338983" calcext:value-type="float">
            <text:p>2.24299</text:p>
          </table:table-cell>
          <table:table-cell office:value-type="float" office:value="3.00671050847458" calcext:value-type="float">
            <text:p>3.006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69499435028" calcext:value-type="float">
            <text:p>2.29469</text:p>
          </table:table-cell>
          <table:table-cell office:value-type="float" office:value="2.17895431638418" calcext:value-type="float">
            <text:p>2.17895</text:p>
          </table:table-cell>
          <table:table-cell office:value-type="float" office:value="2.90077247457627" calcext:value-type="float">
            <text:p>2.900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27583050847" calcext:value-type="float">
            <text:p>2.27828</text:p>
          </table:table-cell>
          <table:table-cell office:value-type="float" office:value="2.21203148022599" calcext:value-type="float">
            <text:p>2.21203</text:p>
          </table:table-cell>
          <table:table-cell office:value-type="float" office:value="2.9487106440678" calcext:value-type="float">
            <text:p>2.948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635016949153" calcext:value-type="float">
            <text:p>2.23635</text:p>
          </table:table-cell>
          <table:table-cell office:value-type="float" office:value="2.30159966101695" calcext:value-type="float">
            <text:p>2.3016</text:p>
          </table:table-cell>
          <table:table-cell office:value-type="float" office:value="3.13125681355932" calcext:value-type="float">
            <text:p>3.131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93322259887" calcext:value-type="float">
            <text:p>2.26933</text:p>
          </table:table-cell>
          <table:table-cell office:value-type="float" office:value="2.2375531299435" calcext:value-type="float">
            <text:p>2.23755</text:p>
          </table:table-cell>
          <table:table-cell office:value-type="float" office:value="2.961552" calcext:value-type="float">
            <text:p>2.961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75134463277" calcext:value-type="float">
            <text:p>2.18275</text:p>
          </table:table-cell>
          <table:table-cell office:value-type="float" office:value="2.4113551299435" calcext:value-type="float">
            <text:p>2.41136</text:p>
          </table:table-cell>
          <table:table-cell office:value-type="float" office:value="3.24144406779661" calcext:value-type="float">
            <text:p>3.241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84699435028" calcext:value-type="float">
            <text:p>2.24985</text:p>
          </table:table-cell>
          <table:table-cell office:value-type="float" office:value="2.28212552542373" calcext:value-type="float">
            <text:p>2.28213</text:p>
          </table:table-cell>
          <table:table-cell office:value-type="float" office:value="3.05207118644068" calcext:value-type="float">
            <text:p>3.052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677463276836" calcext:value-type="float">
            <text:p>2.24677</text:p>
          </table:table-cell>
          <table:table-cell office:value-type="float" office:value="2.28876920903955" calcext:value-type="float">
            <text:p>2.28877</text:p>
          </table:table-cell>
          <table:table-cell office:value-type="float" office:value="3.15016488135593" calcext:value-type="float">
            <text:p>3.1501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238088135593" calcext:value-type="float">
            <text:p>2.28238</text:p>
          </table:table-cell>
          <table:table-cell office:value-type="float" office:value="2.21915675706215" calcext:value-type="float">
            <text:p>2.21916</text:p>
          </table:table-cell>
          <table:table-cell office:value-type="float" office:value="2.98086481355932" calcext:value-type="float">
            <text:p>2.9808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69454237288" calcext:value-type="float">
            <text:p>2.24169</text:p>
          </table:table-cell>
          <table:table-cell office:value-type="float" office:value="2.30656646327684" calcext:value-type="float">
            <text:p>2.30657</text:p>
          </table:table-cell>
          <table:table-cell office:value-type="float" office:value="3.05310820338983" calcext:value-type="float">
            <text:p>3.053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17862146893" calcext:value-type="float">
            <text:p>2.23118</text:p>
          </table:table-cell>
          <table:table-cell office:value-type="float" office:value="2.32763088135593" calcext:value-type="float">
            <text:p>2.32763</text:p>
          </table:table-cell>
          <table:table-cell office:value-type="float" office:value="3.20713315254237" calcext:value-type="float">
            <text:p>3.207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96944632768" calcext:value-type="float">
            <text:p>2.25897</text:p>
          </table:table-cell>
          <table:table-cell office:value-type="float" office:value="2.27748097175141" calcext:value-type="float">
            <text:p>2.27748</text:p>
          </table:table-cell>
          <table:table-cell office:value-type="float" office:value="2.99270901694915" calcext:value-type="float">
            <text:p>2.992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6158950282486" calcext:value-type="float">
            <text:p>2.36159</text:p>
          </table:table-cell>
          <table:table-cell office:value-type="float" office:value="2.05927933333333" calcext:value-type="float">
            <text:p>2.05928</text:p>
          </table:table-cell>
          <table:table-cell office:value-type="float" office:value="2.69166861016949" calcext:value-type="float">
            <text:p>2.691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5684" calcext:value-type="float">
            <text:p>2.31568</text:p>
          </table:table-cell>
          <table:table-cell office:value-type="float" office:value="2.19090501694915" calcext:value-type="float">
            <text:p>2.19091</text:p>
          </table:table-cell>
          <table:table-cell office:value-type="float" office:value="3.08372583050847" calcext:value-type="float">
            <text:p>3.0837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162322033898" calcext:value-type="float">
            <text:p>2.28162</text:p>
          </table:table-cell>
          <table:table-cell office:value-type="float" office:value="2.17435395480226" calcext:value-type="float">
            <text:p>2.17435</text:p>
          </table:table-cell>
          <table:table-cell office:value-type="float" office:value="2.83005993220339" calcext:value-type="float">
            <text:p>2.830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31689265537" calcext:value-type="float">
            <text:p>2.27232</text:p>
          </table:table-cell>
          <table:table-cell office:value-type="float" office:value="2.20014983050847" calcext:value-type="float">
            <text:p>2.20015</text:p>
          </table:table-cell>
          <table:table-cell office:value-type="float" office:value="2.88644718644068" calcext:value-type="float">
            <text:p>2.886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78415819209" calcext:value-type="float">
            <text:p>2.27178</text:p>
          </table:table-cell>
          <table:table-cell office:value-type="float" office:value="2.22976184180791" calcext:value-type="float">
            <text:p>2.22976</text:p>
          </table:table-cell>
          <table:table-cell office:value-type="float" office:value="2.89366616949153" calcext:value-type="float">
            <text:p>2.893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405216949153" calcext:value-type="float">
            <text:p>2.27405</text:p>
          </table:table-cell>
          <table:table-cell office:value-type="float" office:value="2.21474810169492" calcext:value-type="float">
            <text:p>2.21475</text:p>
          </table:table-cell>
          <table:table-cell office:value-type="float" office:value="2.82986237288136" calcext:value-type="float">
            <text:p>2.8298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604025988701" calcext:value-type="float">
            <text:p>2.26604</text:p>
          </table:table-cell>
          <table:table-cell office:value-type="float" office:value="2.20951658757062" calcext:value-type="float">
            <text:p>2.20952</text:p>
          </table:table-cell>
          <table:table-cell office:value-type="float" office:value="2.96324298305085" calcext:value-type="float">
            <text:p>2.9632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521263276836" calcext:value-type="float">
            <text:p>2.26521</text:p>
          </table:table-cell>
          <table:table-cell office:value-type="float" office:value="2.22988862146893" calcext:value-type="float">
            <text:p>2.22989</text:p>
          </table:table-cell>
          <table:table-cell office:value-type="float" office:value="2.96001681355932" calcext:value-type="float">
            <text:p>2.960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99459887006" calcext:value-type="float">
            <text:p>2.23099</text:p>
          </table:table-cell>
          <table:table-cell office:value-type="float" office:value="2.25575081355932" calcext:value-type="float">
            <text:p>2.25575</text:p>
          </table:table-cell>
          <table:table-cell office:value-type="float" office:value="2.97162657627119" calcext:value-type="float">
            <text:p>2.971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38075706215" calcext:value-type="float">
            <text:p>2.25038</text:p>
          </table:table-cell>
          <table:table-cell office:value-type="float" office:value="2.25048872316384" calcext:value-type="float">
            <text:p>2.25049</text:p>
          </table:table-cell>
          <table:table-cell office:value-type="float" office:value="2.95676162711864" calcext:value-type="float">
            <text:p>2.956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68873446328" calcext:value-type="float">
            <text:p>2.27569</text:p>
          </table:table-cell>
          <table:table-cell office:value-type="float" office:value="2.19404167231638" calcext:value-type="float">
            <text:p>2.19404</text:p>
          </table:table-cell>
          <table:table-cell office:value-type="float" office:value="2.93323972881356" calcext:value-type="float">
            <text:p>2.9332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43168361582" calcext:value-type="float">
            <text:p>2.26043</text:p>
          </table:table-cell>
          <table:table-cell office:value-type="float" office:value="2.23106157062147" calcext:value-type="float">
            <text:p>2.23106</text:p>
          </table:table-cell>
          <table:table-cell office:value-type="float" office:value="2.96745274576271" calcext:value-type="float">
            <text:p>2.967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36368361582" calcext:value-type="float">
            <text:p>2.28936</text:p>
          </table:table-cell>
          <table:table-cell office:value-type="float" office:value="2.18771012429379" calcext:value-type="float">
            <text:p>2.18771</text:p>
          </table:table-cell>
          <table:table-cell office:value-type="float" office:value="2.93777749152542" calcext:value-type="float">
            <text:p>2.937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23446327684" calcext:value-type="float">
            <text:p>2.23623</text:p>
          </table:table-cell>
          <table:table-cell office:value-type="float" office:value="2.28571728813559" calcext:value-type="float">
            <text:p>2.28572</text:p>
          </table:table-cell>
          <table:table-cell office:value-type="float" office:value="3.07767606779661" calcext:value-type="float">
            <text:p>3.077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76505084746" calcext:value-type="float">
            <text:p>2.24377</text:p>
          </table:table-cell>
          <table:table-cell office:value-type="float" office:value="2.28324233898305" calcext:value-type="float">
            <text:p>2.28324</text:p>
          </table:table-cell>
          <table:table-cell office:value-type="float" office:value="3.06678711864407" calcext:value-type="float">
            <text:p>3.0667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28507344633" calcext:value-type="float">
            <text:p>2.22829</text:p>
          </table:table-cell>
          <table:table-cell office:value-type="float" office:value="2.26784416949153" calcext:value-type="float">
            <text:p>2.26784</text:p>
          </table:table-cell>
          <table:table-cell office:value-type="float" office:value="3.02306996610169" calcext:value-type="float">
            <text:p>3.023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85919774011" calcext:value-type="float">
            <text:p>2.25486</text:p>
          </table:table-cell>
          <table:table-cell office:value-type="float" office:value="2.25407428248588" calcext:value-type="float">
            <text:p>2.25407</text:p>
          </table:table-cell>
          <table:table-cell office:value-type="float" office:value="3.04997884745763" calcext:value-type="float">
            <text:p>3.049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6921589830508" calcext:value-type="float">
            <text:p>2.36922</text:p>
          </table:table-cell>
          <table:table-cell office:value-type="float" office:value="2.07856561581921" calcext:value-type="float">
            <text:p>2.07857</text:p>
          </table:table-cell>
          <table:table-cell office:value-type="float" office:value="2.83830169491525" calcext:value-type="float">
            <text:p>2.83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95246327684" calcext:value-type="float">
            <text:p>2.24795</text:p>
          </table:table-cell>
          <table:table-cell office:value-type="float" office:value="2.28333946892655" calcext:value-type="float">
            <text:p>2.28334</text:p>
          </table:table-cell>
          <table:table-cell office:value-type="float" office:value="3.0414553220339" calcext:value-type="float">
            <text:p>3.041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31743502825" calcext:value-type="float">
            <text:p>2.26732</text:p>
          </table:table-cell>
          <table:table-cell office:value-type="float" office:value="2.24619184180791" calcext:value-type="float">
            <text:p>2.24619</text:p>
          </table:table-cell>
          <table:table-cell office:value-type="float" office:value="3.073784" calcext:value-type="float">
            <text:p>3.073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61485875706" calcext:value-type="float">
            <text:p>2.24061</text:p>
          </table:table-cell>
          <table:table-cell office:value-type="float" office:value="2.28013220338983" calcext:value-type="float">
            <text:p>2.28013</text:p>
          </table:table-cell>
          <table:table-cell office:value-type="float" office:value="3.12999389830509" calcext:value-type="float">
            <text:p>3.129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20798870056" calcext:value-type="float">
            <text:p>2.25821</text:p>
          </table:table-cell>
          <table:table-cell office:value-type="float" office:value="2.28091781920904" calcext:value-type="float">
            <text:p>2.28092</text:p>
          </table:table-cell>
          <table:table-cell office:value-type="float" office:value="3.09660176271186" calcext:value-type="float">
            <text:p>3.09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47481355932" calcext:value-type="float">
            <text:p>2.24647</text:p>
          </table:table-cell>
          <table:table-cell office:value-type="float" office:value="2.28079424858757" calcext:value-type="float">
            <text:p>2.28079</text:p>
          </table:table-cell>
          <table:table-cell office:value-type="float" office:value="3.06591389830508" calcext:value-type="float">
            <text:p>3.065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55074576271" calcext:value-type="float">
            <text:p>2.21955</text:p>
          </table:table-cell>
          <table:table-cell office:value-type="float" office:value="2.33227040677966" calcext:value-type="float">
            <text:p>2.33227</text:p>
          </table:table-cell>
          <table:table-cell office:value-type="float" office:value="3.19895959322034" calcext:value-type="float">
            <text:p>3.198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74148022599" calcext:value-type="float">
            <text:p>2.23174</text:p>
          </table:table-cell>
          <table:table-cell office:value-type="float" office:value="2.34390074576271" calcext:value-type="float">
            <text:p>2.3439</text:p>
          </table:table-cell>
          <table:table-cell office:value-type="float" office:value="3.20138874576271" calcext:value-type="float">
            <text:p>3.201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834195480226" calcext:value-type="float">
            <text:p>2.24834</text:p>
          </table:table-cell>
          <table:table-cell office:value-type="float" office:value="2.2787795819209" calcext:value-type="float">
            <text:p>2.27878</text:p>
          </table:table-cell>
          <table:table-cell office:value-type="float" office:value="3.16600447457627" calcext:value-type="float">
            <text:p>3.1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46331073446" calcext:value-type="float">
            <text:p>2.25846</text:p>
          </table:table-cell>
          <table:table-cell office:value-type="float" office:value="2.30441941242938" calcext:value-type="float">
            <text:p>2.30442</text:p>
          </table:table-cell>
          <table:table-cell office:value-type="float" office:value="3.26207525423729" calcext:value-type="float">
            <text:p>3.262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17942372881" calcext:value-type="float">
            <text:p>2.25418</text:p>
          </table:table-cell>
          <table:table-cell office:value-type="float" office:value="2.30550688135593" calcext:value-type="float">
            <text:p>2.30551</text:p>
          </table:table-cell>
          <table:table-cell office:value-type="float" office:value="3.1697446779661" calcext:value-type="float">
            <text:p>3.169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47865536723" calcext:value-type="float">
            <text:p>2.19948</text:p>
          </table:table-cell>
          <table:table-cell office:value-type="float" office:value="2.34693215819209" calcext:value-type="float">
            <text:p>2.34693</text:p>
          </table:table-cell>
          <table:table-cell office:value-type="float" office:value="3.13526115254237" calcext:value-type="float">
            <text:p>3.135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48746892655" calcext:value-type="float">
            <text:p>2.24049</text:p>
          </table:table-cell>
          <table:table-cell office:value-type="float" office:value="2.29680978531073" calcext:value-type="float">
            <text:p>2.29681</text:p>
          </table:table-cell>
          <table:table-cell office:value-type="float" office:value="3.23597857627119" calcext:value-type="float">
            <text:p>3.235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80124293785" calcext:value-type="float">
            <text:p>2.2428</text:p>
          </table:table-cell>
          <table:table-cell office:value-type="float" office:value="2.33358225988701" calcext:value-type="float">
            <text:p>2.33358</text:p>
          </table:table-cell>
          <table:table-cell office:value-type="float" office:value="3.19647837288136" calcext:value-type="float">
            <text:p>3.1964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1" calcext:value-type="float">
            <text:p>1</text:p>
          </table:table-cell>
          <table:table-cell table:formula="of:=SUM([.D56:.D60])" office:value-type="float" office:value="3" calcext:value-type="float">
            <text:p>3</text:p>
          </table:table-cell>
          <table:table-cell table:formula="of:=SUM([.E56:.E60])" office:value-type="float" office:value="2" calcext:value-type="float">
            <text:p>2</text:p>
          </table:table-cell>
          <table:table-cell table:formula="of:=SUM([.F56:.F60])" office:value-type="float" office:value="1" calcext:value-type="float">
            <text:p>1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3" calcext:value-type="float">
            <text:p>3</text:p>
          </table:table-cell>
          <table:table-cell table:formula="of:=SUM([.J56:.J60])" office:value-type="float" office:value="2" calcext:value-type="float">
            <text:p>2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3" calcext:value-type="float">
            <text:p>3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0" calcext:value-type="float">
            <text:p>0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1" calcext:value-type="float">
            <text:p>1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0" calcext:value-type="float">
            <text:p>0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2" calcext:value-type="float">
            <text:p>2</text:p>
          </table:table-cell>
          <table:table-cell table:formula="of:=SUM([.AC56:.AC60])" office:value-type="float" office:value="4" calcext:value-type="float">
            <text:p>4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2" calcext:value-type="float">
            <text:p>2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4" calcext:value-type="float">
            <text:p>4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3" calcext:value-type="float">
            <text:p>3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1" calcext:value-type="float">
            <text:p>1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1" calcext:value-type="float">
            <text:p>1</text:p>
          </table:table-cell>
          <table:table-cell table:formula="of:=SUM([.AR56:.AR60])" office:value-type="float" office:value="3" calcext:value-type="float">
            <text:p>3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4" calcext:value-type="float">
            <text:p>4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2" calcext:value-type="float">
            <text:p>2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3" calcext:value-type="float">
            <text:p>3</text:p>
          </table:table-cell>
          <table:table-cell table:formula="of:=SUM([.BA56:.BA60])" office:value-type="float" office:value="4" calcext:value-type="float">
            <text:p>4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4" calcext:value-type="float">
            <text:p>4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1" calcext:value-type="float">
            <text:p>1</text:p>
          </table:table-cell>
          <table:table-cell table:formula="of:=SUM([.BF56:.BF60])" office:value-type="float" office:value="5" calcext:value-type="float">
            <text:p>5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2" calcext:value-type="float">
            <text:p>2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1" calcext:value-type="float">
            <text:p>1</text:p>
          </table:table-cell>
          <table:table-cell table:formula="of:=SUM([.BK56:.BK60])" office:value-type="float" office:value="4" calcext:value-type="float">
            <text:p>4</text:p>
          </table:table-cell>
          <table:table-cell table:formula="of:=SUM([.BL56:.BL60])" office:value-type="float" office:value="1" calcext:value-type="float">
            <text:p>1</text:p>
          </table:table-cell>
          <table:table-cell table:formula="of:=SUM([.BM56:.BM60])" office:value-type="float" office:value="1" calcext:value-type="float">
            <text:p>1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5" calcext:value-type="float">
            <text:p>5</text:p>
          </table:table-cell>
          <table:table-cell table:formula="of:=SUM([.BQ56:.BQ60])" office:value-type="float" office:value="3" calcext:value-type="float">
            <text:p>3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1:49.679107142</dc:date>
    <meta:document-statistic meta:table-count="1" meta:cell-count="4574" meta:object-count="0"/>
    <meta:generator>LibreOffice/4.2.8.2$Linux_X86_64 LibreOffice_project/420m0$Build-2</meta:generator>
  </office:meta>
</office:document-meta>
</file>